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face style:name="Helv" svg:font-family="Helv" style:font-family-generic="swiss"/>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Helvetica" svg:font-family="Helvetica" style:font-adornments="Regular" style:font-family-generic="swiss" style:font-pitch="variable"/>
  </office:font-face-decls>
  <office:automatic-styles>
    <style:style style:name="P1" style:family="paragraph" style:parent-style-name="Default_20_Text">
      <style:paragraph-properties fo:text-align="center" style:justify-single-word="false"/>
      <style:text-properties style:font-name="Helvetica" fo:font-size="14pt" fo:font-weight="bold" style:font-name-asian="Helvetica" style:font-size-asian="14pt" style:font-weight-asian="bold" style:font-name-complex="Helvetica" style:font-size-complex="14pt" style:font-weight-complex="bold"/>
    </style:style>
    <style:style style:name="P2" style:family="paragraph" style:parent-style-name="Default_20_Text">
      <style:text-properties style:font-name="Helvetica" style:font-name-asian="Helvetica" style:font-name-complex="Helvetica"/>
    </style:style>
    <style:style style:name="P3" style:family="paragraph" style:parent-style-name="Default_20_Text">
      <style:paragraph-properties fo:margin-left="0cm" fo:margin-right="0cm" fo:margin-top="0cm" fo:margin-bottom="0.212cm" fo:line-height="100%" fo:text-align="start" style:justify-single-word="false"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4"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4700b8" style:font-name="Courier" fo:font-size="10pt" style:font-name-asian="Courier" style:font-size-asian="10pt" style:font-name-complex="Courier" style:font-size-complex="10pt"/>
    </style:style>
    <style:style style:name="P5"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4700b8" style:font-name="Courier" fo:font-size="8pt" style:font-name-asian="Courier" style:font-size-asian="8pt" style:font-name-complex="Courier" style:font-size-complex="8pt"/>
    </style:style>
    <style:style style:name="P6"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0000" style:font-name="Courier" fo:font-size="10pt" fo:font-weight="bold" style:font-name-asian="Courier" style:font-size-asian="10pt" style:font-weight-asian="bold" style:font-name-complex="Courier" style:font-size-complex="10pt" style:font-weight-complex="bold"/>
    </style:style>
    <style:style style:name="P7" style:family="paragraph" style:parent-style-name="Default_20_Text" style:list-style-name="L1">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8" style:family="paragraph" style:parent-style-name="Default_20_Text" style:list-style-name="L2">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9" style:family="paragraph" style:parent-style-name="Default_20_Text" style:list-style-name="L3">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T1" style:family="text">
      <style:text-properties fo:color="#ff0000" style:font-name="Courier" fo:font-size="10.5pt" fo:font-weight="bold" style:font-name-asian="Courier" style:font-size-asian="10.5pt" style:font-weight-asian="bold" style:font-name-complex="Courier" style:font-size-complex="10.5pt" style:font-weight-complex="bold"/>
    </style:style>
    <style:style style:name="T2" style:family="text">
      <style:text-properties fo:color="#ff00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xsubmit V1.1</text:p>
      <text:p text:style-name="P2"/>
      <text:p text:style-name="P3">The USS REXX rxsubmit allows to submit and monitor a JES2 batch job. JES3 is not supported! It is provided in a ZIP file, is in ASCII (ccsid 819) and needs to be converted to EBCDIC (ccsid 1047 or 037) during transfer to z/OS UNIX or afterwards when transferring it it in binary mode.</text:p>
      <text:list xml:id="list7856587130046936978" text:style-name="L1">
        <text:list-item>
          <text:p text:style-name="P7">It retrieves the jobname from the job member or file and gets the jobid back from the USS REXX submit() call.</text:p>
        </text:list-item>
      </text:list>
      <text:list xml:id="list8528050345663043736" text:style-name="L2">
        <text:list-item>
          <text:p text:style-name="P8">It uses the REXX SDSF APIs to monitor the job and to retrieve job output data sets to the USS shell.</text:p>
        </text:list-item>
        <text:list-item>
          <text:p text:style-name="P8">It uses the JESMSGLG data set to see where we are in the job and especially how and when the job ends.</text:p>
        </text:list-item>
        <text:list-item>
          <text:p text:style-name="P8">JESJCL and JESYSMSG are ignored. All other data sets are seen as job output data and are retrieved to shell STDOUT.</text:p>
        </text:list-item>
      </text:list>
      <text:p text:style-name="P3">To be sure to handle the output in JESMSGLG correctly you need to adapt the following lines in rxsubmit that are based on the follwing output data structure.</text:p>
      <text:p text:style-name="P5"><text:s/>08.45.46 JOB28016 ---- WEDNESDAY, 27 JAN 2021 ----</text:p>
      <text:p text:style-name="P5"><text:s/>08.45.46 JOB28016 <text:s/>IRR010I <text:s/>USERID HERING <text:s text:c="2"/>IS ASSIGNED TO THIS JOB.</text:p>
      <text:p text:style-name="P5"><text:s/>08.45.46 JOB28016 <text:s/>ICH70001I HERING <text:s text:c="2"/>LAST ACCESS AT 08:36:02 ON WEDNESDAY, JANUARY 27, 2021</text:p>
      <text:p text:style-name="P5"><text:s/>08.45.46 JOB28016 <text:s/>$HASP373 UNIXJOB <text:s/>STARTED - INIT 1 <text:s text:c="3"/>- CLASS A <text:s text:c="7"/>- SYS SC70</text:p>
      <text:p text:style-name="P5"><text:s/>08.45.46 JOB28016 <text:s/>IEF403I UNIXJOB - STARTED - TIME=08.45.46 - ASID=001F - SC70</text:p>
      <text:p text:style-name="P5">----+----1----+----2----+----3----+----4----+----5----+----6----+----7----+----8----+----9----+----0</text:p>
      <text:p text:style-name="P5"><text:s/>08.45.51 JOB28016 <text:s/>Jobname <text:s/>Procstep Stepname <text:s/>CPU Time <text:s text:c="5"/>EXCPs <text:s text:c="4"/>RC</text:p>
      <text:p text:style-name="P5"><text:s/>08.45.51 JOB28016 <text:s/>UNIXJOB <text:s/>--None-- UNIXCMDS <text:s/>00:00:00 <text:s text:c="7"/>400 <text:s text:c="3"/>256</text:p>
      <text:p text:style-name="P5"><text:s/>08.45.57 JOB28016 <text:s/>UNIXJOB <text:s/>--None-- UNIXCMD2 <text:s/>00:00:00 <text:s text:c="7"/>392 <text:s text:c="4"/>00</text:p>
      <text:p text:style-name="P5"><text:s/>08.45.57 JOB28016 <text:s/>IEF404I UNIXJOB - ENDED - TIME=08.45.57 - ASID=001F - SC70</text:p>
      <text:p text:style-name="P5">----+----1----+----2----+----3----+----4----+----5----+----6----+----7----+----8----+----9----+----0</text:p>
      <text:p text:style-name="P5"><text:s/>08.45.57 JOB28016 <text:s/>$HASP395 UNIXJOB <text:s/>ENDED - RC=0256</text:p>
      <text:p text:style-name="P3"><text:line-break/>Here are the lines that you might need to adapt perhaps. </text:p>
      <text:p text:style-name="P5">000084 <text:s text:c="12"/>Do ln=1 To line.0</text:p>
      <text:p text:style-name="P5">000085 <text:s text:c="14"/>line = Strip(line.ln)</text:p>
      <text:p text:style-name="P5">000086 <text:s text:c="14"/>Parse Var line . ljobid ljobname . 1 . . msgnum .,</text:p>
      <text:p text:style-name="P5">000087 <text:s text:c="16"/>step_name . . retc .</text:p>
      <text:p text:style-name="P5">000088 <text:s text:c="14"/>Select</text:p>
      <text:p text:style-name="P5">000089 <text:s text:c="16"/>When ljobid=jobid &amp; msgnum="$HASP373" Then Do</text:p>
      <text:p text:style-name="P5">000090 <text:s text:c="18"/>Say "Job" jobname "with Jobid" jobid "has been",</text:p>
      <text:p text:style-name="P5">000091 <text:s text:c="20"/>"started."</text:p>
      <text:p text:style-name="P5">000092 <text:s text:c="18"/>job_started = 1</text:p>
      <text:p text:style-name="P5">000093 <text:s text:c="16"/>End</text:p>
      <text:p text:style-name="P5">000094 <text:s text:c="16"/>When ljobid=jobid &amp; ljobname=jobname &amp; job_started &amp;,</text:p>
      <text:p text:style-name="P5">000095 <text:s text:c="18"/>Verify(retc,"1234567890")=0 Then Do</text:p>
      <text:p text:style-name="P5">000096 <text:s text:c="20"/>job_step = job_step+1</text:p>
      <text:p text:style-name="P5">000097 <text:s text:c="20"/>Say "Jobstep" Right(job_step,2,"0") step_name,</text:p>
      <text:p text:style-name="P5">000098 <text:s text:c="22"/>"ended with rc" Right(retc,4) !! "."</text:p>
      <text:p text:style-name="P5">000099 <text:s text:c="16"/>End</text:p>
      <text:p text:style-name="P5">000100 <text:s text:c="16"/>When ljobid=jobid &amp; msgnum="$HASP395" Then Do</text:p>
      <text:p text:style-name="P5">000101 <text:s text:c="18"/>RC_info = Word(line,7)</text:p>
      <text:p text:style-name="P5">000102 <text:s text:c="18"/>Say "Job" jobname "with Jobid" jobid "ended with",</text:p>
      <text:p text:style-name="P5">000103 <text:s text:c="20"/>RC_info !! "."</text:p>
      <text:p text:style-name="P5">000104 <text:s text:c="18"/>job_running = 0</text:p>
      <text:p text:style-name="P5">000105 <text:s text:c="18"/>Leave ln</text:p>
      <text:p text:style-name="P5">000106 <text:s text:c="16"/>End</text:p>
      <text:p text:style-name="P5">000107 <text:s text:c="16"/>Otherwise Nop</text:p>
      <text:p text:style-name="P5">000108 <text:s text:c="14"/>End</text:p>
      <text:p text:style-name="P5">000109 <text:s text:c="12"/>End ln</text:p>
      <text:p text:style-name="P5"/>
      <text:p text:style-name="P3">Following examples are shown how to start "rxsubmit".</text:p>
      <text:list xml:id="list103745060201473485" text:style-name="L3">
        <text:list-item>
          <text:p text:style-name="P9">Using a data set or data set member as parameter... <text:line-break/><text:span text:style-name="T1">rxsubmit "//'hering.job.cntl(unixsamp)'"</text:span> </text:p>
        </text:list-item>
        <text:list-item>
          <text:p text:style-name="P9">Using a z/OS UNIX file as parameter...<text:line-break/><text:span text:style-name="T1">rxsubmit ./my.private.job</text:span> </text:p>
        </text:list-item>
        <text:list-item>
          <text:p text:style-name="P9">Reading job data from STDIN...<text:line-break/><text:span text:style-name="T1">"cat "//'hering.job.cntl(unixsamp)'" | rxsubmit</text:span> </text:p>
        </text:list-item>
      </text:list>
      <text:p text:style-name="P3">It can happen, that you start "rxsubmit" without specifying STDIN data or a parameter as useful. Then you can use &lt;ctl-v&gt; or &lt;ctl-d&gt; to end processing. However, you could also enter the complete job data by hand, although that is really not ideal. Best is to use &lt;ctl-d&gt; which means End-Of-Input or end of STDIN data.</text:p>
      <text:p text:style-name="P4"/>
      <text:p text:style-name="P4"/>
      <text:p text:style-name="P4"><text:soft-page-break/>$&gt; <text:span text:style-name="T2">rxsubmit</text:span></text:p>
      <text:p text:style-name="P6">&lt;ctl-d&gt;</text:p>
      <text:p text:style-name="P4">The job data does not contain any lines. This is invalid.</text:p>
      <text:p text:style-name="P4">Rc(2)</text:p>
      <text:p text:style-name="P4">$&gt; </text:p>
      <text:p text:style-name="P3"/>
      <text:p text:style-name="P3">Next a sample shell session is shown.</text:p>
      <text:p text:style-name="P4">$&gt; <text:span text:style-name="T2">rxsubmit "//'hering.job.cntl(unixsamp)'"</text:span></text:p>
      <text:p text:style-name="P4">Job UNIXJOB with Jobid JOB28016 has been started.</text:p>
      <text:p text:style-name="P4">This is a test job.</text:p>
      <text:p text:style-name="P4">Jobstep 01 UNIXCMDS ended with rc <text:s/>256.</text:p>
      <text:p text:style-name="P4">We are done...</text:p>
      <text:p text:style-name="P4">xleep: FSUM7351 not found</text:p>
      <text:p text:style-name="P4">This is a test job.</text:p>
      <text:p text:style-name="P4">We are done...</text:p>
      <text:p text:style-name="P4">Jobstep 02 UNIXCMD2 ended with rc <text:s text:c="2"/>00.</text:p>
      <text:p text:style-name="P4">Job UNIXJOB with Jobid JOB28016 ended with RC=0256.</text:p>
      <text:p text:style-name="P4">$&gt; </text:p>
      <text:p text:style-name="P3"/>
      <text:p text:style-name="P3">Note, that you also can send the command to BG by appending an ampersand ( &amp; ) at the end of the command. This frees the shell for running other commands in parallel but keep in mind that output data from the job and commands entered can get shown mixed on the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face style:name="Helv" svg:font-family="Helv" style:font-family-generic="swiss"/>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zxx" style:country-complex="none" fo:hyphenate="fals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Single" style:class="list">
      <style:text-properties style:font-name="Times New Roman1"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1"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Times New Roman1"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utline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lijiao</meta:initial-creator>
    <meta:creation-date>2008-05-13T13:17:29</meta:creation-date>
    <dc:date>2021-02-02T17:25:07.93</dc:date>
    <meta:printed-by>Hering</meta:printed-by>
    <meta:print-date>2010-06-22T10:15:58</meta:print-date>
    <dc:language>en-US</dc:language>
    <meta:editing-cycles>25</meta:editing-cycles>
    <meta:editing-duration>PT11H18M34S</meta:editing-duration>
    <dc:creator>Robert Hering</dc:creator>
    <meta:document-statistic meta:table-count="0" meta:image-count="0" meta:object-count="0" meta:page-count="2" meta:paragraph-count="69" meta:word-count="681" meta:character-count="4413"/>
    <meta:user-defined meta:name="Info 1"/>
    <meta:user-defined meta:name="Info 2"/>
    <meta:user-defined meta:name="Info 3"/>
    <meta:user-defined meta:name="Info 4"/>
  </office:meta>
</office:document-meta>
</file>